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906cm" style:use-optimal-column-width="false"/>
    </style:style>
    <style:style style:name="co2" style:family="table-column">
      <style:table-column-properties style:column-width="71.594cm" style:use-optimal-column-width="false"/>
    </style:style>
    <style:style style:name="co3" style:family="table-column">
      <style:table-column-properties style:column-width="62.894cm" style:use-optimal-column-width="false"/>
    </style:style>
    <style:style style:name="co4" style:family="table-column">
      <style:table-column-properties style:column-width="4.053cm" style:use-optimal-column-width="false"/>
    </style:style>
    <style:style style:name="co5" style:family="table-column">
      <style:table-column-properties style:column-width="129.967cm" style:use-optimal-column-width="false"/>
    </style:style>
    <style:style style:name="co6" style:family="table-column">
      <style:table-column-properties style:column-width="138.729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200pt" fo:font-weight="bold" style:font-size-asian="200pt" style:font-weight-asian="bold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6" style:family="table-cell">
      <loext:graphic-properties draw:textarea-vertical-align="middle"/>
      <style:paragraph-properties fo:text-align="center"/>
      <style:text-properties style:font-name="Tahoma" fo:font-size="180pt" style:font-size-asian="180pt" style:font-size-complex="180pt"/>
    </style:style>
    <style:style style:name="ce7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8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text-align="center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Tahoma" fo:font-size="200pt" style:font-name-asian="Liberation Sans1" style:font-size-asian="200pt" style:font-name-complex="Liberation Sans1" style:font-size-complex="200pt"/>
    </style:style>
    <style:style style:name="T4" style:family="text"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23.048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>
              <table:table-cell table:style-name="ce1"/>
              <table:table-cell table:style-name="ce2" table:number-columns-spanned="2">
                <text:p text:style-name="P1"><text:span text:style-name="T1">یہ خط میں شاہؑ نے لکھا حبیب آجاؤ</text:span><text:span text:style-name="T1"><text:line-break/></text:span><text:span text:style-name="T1">تمہارا دوست ہے تنہا تمہارا دوست ہے تنہا</text:span><text:span text:style-name="T1"> </text:span></text:p>
              </table:table-cell>
              <table:covered-table-cell table:style-name="ce3"/>
              <table:table-cell table:style-name="ce4"/>
              <table:table-cell table:style-name="ce5" table:number-columns-spanned="2">
                <text:p text:style-name="P2"><text:span text:style-name="T2">Ye khat mein Shah ne likha, Habib aajaao</text:span><text:span text:style-name="T2"><text:line-break/></text:span><text:span text:style-name="T2">Tumhara dost hai tanha, Habib aajaao</text:span></text:p>
              </table:table-cell>
              <table:covered-table-cell table:style-name="ce6"/>
              <table:table-cell table:style-name="ce7"/>
            </table:table-row>
            <table:table-row table:style-name="ro2" table:default-cell-style-name="ce7">
              <table:table-cell>
                <text:p text:style-name="P3"><text:span text:style-name="T3">2</text:span></text:p>
              </table:table-cell>
              <table:table-cell table:style-name="ce8">
                <text:p text:style-name="P4"><text:span text:style-name="T4">لگاؤ اِس سے بھی اندازے میری غربت کے</text:span><text:span text:style-name="T4"><text:line-break/></text:span><text:span text:style-name="T4">جہاں پہ ابن علیؑ لکھنا تھا وہاں میں نے</text:span><text:span text:style-name="T4"><text:line-break/></text:span><text:span text:style-name="T4">دیا ہے ماں کا حوالہ ۔حبیب ؑ آجاؤ</text:span></text:p>
              </table:table-cell>
              <table:table-cell table:style-name="ce8">
                <text:p text:style-name="P4"><text:span text:style-name="T4">شہید کیسے ہوا وہ بتاو ٔگے آکر</text:span><text:span text:style-name="T4"><text:line-break/></text:span><text:span text:style-name="T4">تم حالِ مسلمِؑ بے کس سناؤ گے آکر</text:span><text:span text:style-name="T4"><text:line-break/></text:span><text:span text:style-name="T4">رُقیہؑ تکتی ہے رستہ ۔حبیب ؑ آجاؤ</text:span></text:p>
              </table:table-cell>
              <table:table-cell>
                <text:p text:style-name="P3"><text:span text:style-name="T3">1</text:span></text:p>
              </table:table-cell>
              <table:table-cell table:style-name="ce5">
                <text:p text:style-name="P2"><text:span text:style-name="T2">Shaheed kaisey huwa wo bataaogey aakar</text:span><text:span text:style-name="T2"><text:line-break/></text:span><text:span text:style-name="T2">Tum haal-e-Muslim-e-baikas sunaaogey aakar</text:span><text:span text:style-name="T2"><text:line-break/></text:span><text:span text:style-name="T2">Ruqayya taktii hai rastaa Habib aajaao</text:span></text:p>
              </table:table-cell>
              <table:table-cell table:style-name="ce5">
                <text:p text:style-name="P2"><text:span text:style-name="T2">Lagaao is sey bhi andaazey meri ghurbat ke</text:span><text:span text:style-name="T2"><text:line-break/></text:span><text:span text:style-name="T2">Jahaan pey ibn-e-Ali likhna tha wahaan mein ne</text:span><text:span text:style-name="T2"><text:line-break/></text:span><text:span text:style-name="T2">Diya hai maan ka hawala, Habib aajaao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3">4</text:span></text:p>
              </table:table-cell>
              <table:table-cell table:style-name="ce8">
                <text:p text:style-name="P4"><text:span text:style-name="T4">وہ جب یہ سنتی ہے کوفے سے آرہے ہیں شقی</text:span><text:span text:style-name="T4"><text:line-break/></text:span><text:span text:style-name="T4">تو پوچھتی ہے ہمارا بھی آئے گا کوئی</text:span><text:span text:style-name="T4"><text:line-break/></text:span><text:span text:style-name="T4">دُعائیں دے گی سکینہؑ ۔حبیب ؑ آجاؤ </text:span></text:p>
              </table:table-cell>
              <table:table-cell table:style-name="ce8">
                <text:p text:style-name="P4"><text:span text:style-name="T4">بتا رہا تھا اُسے کوئی بھی نہیں ہے میرا</text:span><text:span text:style-name="T4"><text:line-break/></text:span><text:span text:style-name="T4">تو بولی ثانیٔ زہراؑ حبیب ؑ آئے گا</text:span><text:span text:style-name="T4"><text:line-break/></text:span><text:span text:style-name="T4">ہے اُس کو تم پہ بھروسہ ۔حبیب ؑ آجاؤ </text:span></text:p>
              </table:table-cell>
              <table:table-cell>
                <text:p text:style-name="P3"><text:span text:style-name="T3">3</text:span></text:p>
              </table:table-cell>
              <table:table-cell table:style-name="ce5">
                <text:p text:style-name="P2"><text:span text:style-name="T2">Bata raha tha usey koi bhi nahi hai mera</text:span><text:span text:style-name="T2"><text:line-break/></text:span><text:span text:style-name="T2">To boli Thaaniy-e-Zehra Habib aayega</text:span><text:span text:style-name="T2"><text:line-break/></text:span><text:span text:style-name="T2">Hai usko tumpey bharosa, Habib aajaao</text:span></text:p>
              </table:table-cell>
              <table:table-cell table:style-name="ce5">
                <text:p text:style-name="P2"><text:span text:style-name="T2">Wo jab ye sunti hai Kufe se aarahey hain shaqi</text:span><text:span text:style-name="T2"><text:line-break/></text:span><text:span text:style-name="T2">To puchti hai hamaara bhi aayega koi</text:span><text:span text:style-name="T2"><text:line-break/></text:span><text:span text:style-name="T2">Duwaayein deygi Sakina, Habib aajaao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3">6</text:span></text:p>
              </table:table-cell>
              <table:table-cell table:style-name="ce8">
                <text:p text:style-name="P4"><text:span text:style-name="T4">مجھے ہے یاد وہ لمحہ جو رب کی مرضی سے</text:span><text:span text:style-name="T4"><text:line-break/></text:span><text:span text:style-name="T4">تم ہو کے زندہ میری بات سننے آئے تھے</text:span><text:span text:style-name="T4"><text:line-break/></text:span><text:span text:style-name="T4">ہاں بُلا رہا ہوں دوبارہ ۔حبیب ؑ آجاؤ</text:span></text:p>
              </table:table-cell>
              <table:table-cell table:style-name="ce8">
                <text:p text:style-name="P4"><text:span text:style-name="T4">گوارا کر نہیں سکتی حسینؑ کی غیرت</text:span><text:span text:style-name="T4"><text:line-break/></text:span><text:span text:style-name="T4">تمہاری زوجہ کی چادر کو لوٹ لے اُمت</text:span><text:span text:style-name="T4"><text:line-break/></text:span><text:span text:style-name="T4">تم اس کو چھوڑ کے کوفہ ۔حبیب ؑ آجاؤ </text:span></text:p>
              </table:table-cell>
              <table:table-cell>
                <text:p text:style-name="P3"><text:span text:style-name="T3">5</text:span></text:p>
              </table:table-cell>
              <table:table-cell table:style-name="ce5">
                <text:p text:style-name="P2"><text:span text:style-name="T2">Gawara kar nahin sakti Hussain ki ghairat</text:span><text:span text:style-name="T2"><text:line-break/></text:span><text:span text:style-name="T2">Tumhari zauja ki chaadar ko lootley ummat</text:span><text:span text:style-name="T2"><text:line-break/></text:span><text:span text:style-name="T2">Tum usko chorhkey Kufa Habib aajaao</text:span></text:p>
              </table:table-cell>
              <table:table-cell table:style-name="ce5">
                <text:p text:style-name="P2"><text:span text:style-name="T2">Mujhey hai yaad wo lamha Jo rab ki marzi se</text:span><text:span text:style-name="T2"><text:line-break/></text:span><text:span text:style-name="T2">Tum ho key zinda Meri baat sunney aaye they</text:span><text:span text:style-name="T2"><text:line-break/></text:span><text:span text:style-name="T2">Bula raha hun dubara Habib aajaao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3">8</text:span></text:p>
              </table:table-cell>
              <table:table-cell table:style-name="ce8">
                <text:p text:style-name="P4"><text:span text:style-name="T4">چمکتے چاند کی ہم کو بھی دید ہو جائے</text:span><text:span text:style-name="T4"><text:line-break/></text:span><text:span text:style-name="T4">تم آو تو میرے بچوں میں عید ہو جائے</text:span><text:span text:style-name="T4"><text:line-break/></text:span><text:span text:style-name="T4">بہت اُداس ہے کنبہ ۔حبیب ؑ آجاؤ </text:span></text:p>
              </table:table-cell>
              <table:table-cell table:style-name="ce8">
                <text:p text:style-name="P4"><text:span text:style-name="T4">درِ بتولؑ دوبارہ جلایا جائے گا</text:span><text:span text:style-name="T4"><text:line-break/></text:span><text:span text:style-name="T4">تمہارے دوست پہ خنجر چلایا جائے گا</text:span><text:span text:style-name="T4"><text:line-break/></text:span><text:span text:style-name="T4">نہیں ہے وقت زیادہ ۔حبیب ؑ آجاؤ </text:span></text:p>
              </table:table-cell>
              <table:table-cell>
                <text:p text:style-name="P3"><text:span text:style-name="T3">7</text:span></text:p>
              </table:table-cell>
              <table:table-cell table:style-name="ce5">
                <text:p text:style-name="P2"><text:span text:style-name="T2">Dar-e-Batool dubaara jalaaya jaayega</text:span><text:span text:style-name="T2"><text:line-break/></text:span><text:span text:style-name="T2">Tumhaarey dost pey khanjar chalaaya jaayega</text:span><text:span text:style-name="T2"><text:line-break/></text:span><text:span text:style-name="T2">Nahin hai waqt zyaada Habib aajaao</text:span></text:p>
              </table:table-cell>
              <table:table-cell table:style-name="ce5">
                <text:p text:style-name="P2"><text:span text:style-name="T2">Chamaktey chaand ki humko bhi deed hojaaye</text:span><text:span text:style-name="T2"><text:line-break/></text:span><text:span text:style-name="T2">Tum aao to merey bachon mey Eid hojaaye</text:span><text:span text:style-name="T2"><text:line-break/></text:span><text:span text:style-name="T2">Bohat udaas hai kunba Habib aajaao</text:span></text:p>
              </table:table-cell>
              <table:table-cell>
                <text:p text:style-name="P3"><text:span text:style-name="T3">8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3">10</text:span></text:p>
              </table:table-cell>
              <table:table-cell table:style-name="ce8">
                <text:p text:style-name="P4"><text:span text:style-name="T4">بہن نے اُس کو تکلم ؔجو بھائی سمجھا تھا</text:span><text:span text:style-name="T4"><text:line-break/></text:span><text:span text:style-name="T4">پکاری شامِ غریباں میں ثانیٔ زہرا</text:span><text:span text:style-name="T4"><text:line-break/></text:span><text:span text:style-name="T4">ہمارا لُٹتا ہے پردہ ۔حبیب ؑ آجاؤ </text:span></text:p>
              </table:table-cell>
              <table:table-cell table:style-name="ce8">
                <text:p text:style-name="P4"><text:span text:style-name="T4">یہ خط نہیں اسے بہنوں کی آرزو سمجھو</text:span><text:span text:style-name="T4"><text:line-break/></text:span><text:span text:style-name="T4">ہمارے لفظوں کو زینبؑ کی گفتگو سمجھو</text:span><text:span text:style-name="T4"><text:line-break/></text:span><text:span text:style-name="T4">بہن یہ کہتی ہے بھیا۔حبیب ؑ آجاؤ</text:span></text:p>
              </table:table-cell>
              <table:table-cell>
                <text:p text:style-name="P3"><text:span text:style-name="T3">9</text:span></text:p>
              </table:table-cell>
              <table:table-cell table:style-name="ce5">
                <text:p text:style-name="P2"><text:span text:style-name="T2">Ye khat nahin isey behnon ki aarzu samjho</text:span><text:span text:style-name="T2"><text:line-break/></text:span><text:span text:style-name="T2">Hamaarey lafzon ko zainab ki guftagu samjho</text:span><text:span text:style-name="T2"><text:line-break/></text:span><text:span text:style-name="T2">Behan ye kehti hai bhayya Habib aajaao</text:span></text:p>
              </table:table-cell>
              <table:table-cell table:style-name="ce5">
                <text:p text:style-name="P2"><text:span text:style-name="T2">Bahan ney usko takallum Jo bhai samjhaa tha</text:span><text:span text:style-name="T2"><text:line-break/></text:span><text:span text:style-name="T2">Pukaari sham-e-ghareeban mein Thaaniy-e-Zehra</text:span><text:span text:style-name="T2"><text:line-break/></text:span><text:span text:style-name="T2">Hamaara lut'taa hai pardaa Habib aajaao</text:span></text:p>
              </table:table-cell>
              <table:table-cell>
                <text:p text:style-name="P3"><text:span text:style-name="T3">1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23.05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3:15:36.011293700</dc:date>
    <meta:editing-duration>PT57M9S</meta:editing-duration>
    <meta:editing-cycles>19</meta:editing-cycles>
    <meta:generator>LibreOffice/25.2.4.3$Windows_X86_64 LibreOffice_project/33e196637044ead23f5c3226cde09b47731f7e27</meta:generator>
    <meta:document-statistic meta:object-count="1"/>
  </office:meta>
</office:document-meta>
</file>